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El canturreo casi obsesivo sobre Ricardo, desde Polydor Vergil en el Renacimiento hasta la Asociación Amigos de Ricardo III en nuestra época, expone la dinámica de la “teoría del monstruo” en plena acción: la cultura da a luz a los monstruos ante nuestros ojos, pintando sobre la normalidad proporcionada del Ricardo histórico, levantando su hombro para deformar simultáneamente a la persona, la respuesta cultural y la posibilidad de objetividad.<text:note text:id="ftn0" text:note-class="footnote"><text:note-citation>1</text:note-citation><text:note-body><text:p text:style-name="Footnote">Un retrato que se conserva actualmente en la Sociedad de Anticuarios de Londres, pintado hacia 1505, muestra a un Ricardo con los hombros erguidos.    Pero un segundo retrato, posiblemente de fecha anterior, presente en la Royal Collection, parece emblematizar toda la controversia [en torno a la supuesta monstruosidad de Ricardo], pues en él, un examen radiográfico revela una línea original de hombros recta, que fue posteriormente repintada para presentar la silueta del hombro derecho elevado, tan a menudo copiada por retratistas posteriores.” *Ibid.*, 35.</text:p></text:note-body></text:note> La historia misma se vuelve un monstruo: desfigurado, autodeconstructivo, siempre en peligro de exponer las suturas que unen sus elementos dispares en un solo cuerpo innatural.  Al mismo tiempo que Ricardo se mueve entre el monstruo y el hombre, aparece la sugestión alarmante de que este cuerpo incoherente, desnaturalizado y siempre en riesgo de disgregación puede claramente ser el nuestro. El difícil proyecto de construir y sostener las identidades de género provoca una serie de respuestas preocupantes en toda la cultura, lo que genera un nuevo impulso para la teratogénesis. La mujer que traspasa los límites de su rol de género corre el riesgo de convertirse en una Escila, una de las Hermanas Fatídicas, Lilith ("die erste Eva" [“la primera Eva”], "la mère obscuré" [“la madre oscura”]),<text:note text:id="ftn1" text:note-class="footnote"><text:note-citation>2</text:note-citation><text:note-body><text:p text:style-name="Footnote">Aquí insinúo la posibilidad de una recuperación feminista del monstruo atravesado por el género al citar los títulos de dos libros famosos sobre Lilith, que es una figura predilecta en la escritura feminista: <text:span text:style-name="T1">Lilith, ou, La Mère obscure</text:span>, de Jacques Bril (París: Payot, 1981), y <text:span text:style-name="T1">Lilith, die erste Eva: Eine Studie über dunkle Aspekte des Weiblichen</text:span>, de Siegmund Hurwitz (Zúrich: Daimon Verlag, 1980).</text:p></text:note-body></text:note> Bertha Mason o una gorgona.<text:note text:id="ftn2" text:note-class="footnote"><text:note-citation>3</text:note-citation><text:note-body><text:p text:style-name="Footnote">"La mujer-monstruo, amenazando con reemplazar a su hermana angelical, encarna la autonomía femenina intransigente y, de este modo, representa tanto el poder del autor para aliviar 'sus' ansiedades insultando a su fuente con malas palabras (bruja, zorra, demonio, monstruo) como, de forma simultánea, el misterioso poder del personaje que se niega a permanecer en su 'lugar' ordenado del texto y, por lo tanto, genera una historia que 'escapa' de su autor". Sandra M. Gilbert y Susan Gubar, <text:span text:style-name="T1">La loca del desván: La escritora y la imaginación literaria del siglo XIX</text:span>  (Madrid: Ediciones Cátedra, 1998), 43.
 Marie-Hélène Huet también explora el papel “peligroso” de la voluntad femenina en la gestación de monstruos en <text:span text:style-name="T1">Monstrous Imagination</text:span> (Cambridge: Harvard University Press, 1993).
</text:p></text:note-body></text:note> La identidad sexual “desviada” es, del mismo modo, susceptible a una monstruización. El gran enciclopedista medieval Vincent de Beauvais describe en su <text:span text:style-name="T1">*Speculum naturale*</text:span> la visita de un cinocéfalo hermafrodita a la corte francesa (31.126).
<text:note text:id="ftn3" text:note-class="footnote"><text:note-citation>4</text:note-citation><text:note-body><text:p text:style-name="Footnote">Un cinocéfalo es un hombre con cabeza de perro, como el descanonizado San Cristóbal. Ser un cinocéfalo ya resulta aberrante como para, además, ser hermafrodita: el monstruo acumula una diferencia sobre otra, como un imán que las atrae y las concentra en una identidad compuesta y polivalente en torno a un nucleo inestable. </text:p></text:note-body></text:note>Se decía que su órgano reproductor masculino era desproporcionadamente grande, pero el monstruo podía usar indistintamente uno u otro sexo a su elección. 
 Bruno Roy escribe acerca de este híbrido fantástico: “¿Qué advertencia traería al rey? 
 Venía a dar testimonio de las normas sexuales.
 … Él personificaba el castigo que recibían quienes violaban los tabúes sexuales.<text:note text:id="ftn4" text:note-class="footnote"><text:note-citation>5</text:note-citation><text:note-body><text:p text:style-name="Footnote">Bruno Roy, "En marge du monde connu: Les races de monstres" en <text:span text:style-name="T1">*Aspects de la marginalité au Moyen Âge*</text:span>, comp. Guy-H Allard. (Quebec: Les Éditions de l’Aurore, 1975), 77. Esta traducción es mía. </text:p></text:note-body></text:note> Esta criatura extraña, un compuesto de las categorías supuestamente separadas “masculino” y “femenino”, llega ante el rey Luis para validar la heterosexualidad por encima de la homosexualidad, con sus supuestas inversiones y transformaciones (*Equa fit equus*, declaraba un escritor en Latín: “El caballo se vuelve yegua”).
<text:note text:id="ftn5" text:note-class="footnote"><text:note-citation>6</text:note-citation><text:note-body><text:p text:style-name="Footnote">Véase, por ejemplo, Monica E. McAlpine, “The Pardoner’s Homosexuality and How It Matters” en <text:span text:style-name="T1">PMLA</text:span> 95 (1980): 8-22.
</text:p></text:note-body></text:note> Una viva reprobación de la ambigüedad de género y de la anormalidad sexual, como la definía el momento cultural de Vincent, es el extraño monstruo con cabeza de perro: la heterosexualidad como norma encarnada. Desde el período clásico hasta el s. XX, la raza ha sido un catalizador casi tan poderoso para la creación de monstruos como lo han sido la cultura, el género y la sexualidad.
 África se convirtió tempranamente en el “otro significativo” de Occidente, el signo de su diferencia ontológica expresado simplemente en el color de la piel. De acuerdo con el mito griego de Faetón, los habitantes de la misteriosa y confusa Etiopía eran negros porque el sol los había quemado al pasar demasiado cerca.  El naturalista romano Plinio suponía que la piel no blanca era síntoma de una diferencia completa en el temperamento y atribuía la oscuridad al clima de África: el calor intenso, decía, había quemado la piel de los africanos y malformado sus cuerpos (<text:span text:style-name="T1">Natural History,</text:span> 2.80). Estas diferencias fueron moralizadas rápidamente a través de una retórica dominante de la desviación.
 Paulino de Nola, un terrateniente adinerado que se volvió predicador de la iglesia, explicaba que los etíopes se habían quemado más por sus pecados y vicios que por el sol; el comentarista anónimo de la influyente <text:span text:style-name="T1">Égloga</text:span> de Theodulus (siglo X) afirmaba en pocas palabras el significado del término <text:span text:style-name="T1">Ethyopium:</text:span> “Etíopes, esto es, pecadores.
 De hecho, los pecadores bien pueden ser comparados con los etíopes, que son hombres negros que presentan una apariencia aterradora para quienes los contemplan.”<text:note text:id="ftn6" text:note-class="footnote"><text:note-citation>7</text:note-citation><text:note-body><text:p text:style-name="Footnote">Citado por Friedman, <text:span text:style-name="T1">*The Monstrous Races*</text:span>, 64.</text:p></text:note-body></text:note> La piel oscura se asociaba con los fuegos del infierno, y significaba así una procedencia demoníaca en la mitología cristiana.
 El apetito sexual perverso y exagerado de los monstruos, en general, se asoció rápidamente con los etíopes; esta conexión se vio fortalecida únicamente por una reacción xenofóbica cuando personas de piel oscura fueron traídas por la fuerza a Europa en los albores del Renacimiento. Las narraciones sobre el mestizaje circularon para justificar políticas oficiales de exclusión; la reina Isabel es famosa por su inquietud ante los “moros negros” y su supuesto miedo al "aumento de la población de su nación.<text:note text:id="ftn7" text:note-class="footnote"><text:note-citation>8</text:note-citation><text:note-body><text:p text:style-name="Footnote">Isabel I deportó a los “moros negros” en 1596 y nuevamente en 1601.
 Véase Karen Newman, “'And Wash the Ethiop White’: Femininity and the Monstrous in Othello”, en <text:span text:style-name="T1">*Shakespeare Reproduced: The Text in History and Ideology*</text:span>, eds. Jean E. Howard y Marion F. O’Connor (Nueva York: Methuen, 1987), 148.
</text:p></text:note-body></text:note></text:p>
      <text:p text:style-name="Horizontal_20_Line"/>
      <text:p text:style-name="First_20_paragraph">Notas
[1 N. de T.:] MUD (Multi-User Dungeon): juego de rol multijugador en línea basado en texto, precursor de los entornos virtuales. MOO (Multi-User Object-Oriented) es un tipo de MUD orientado a objetos, generalmente con fines educativos o de experimentación social. Los usuarios pueden interactuar con objetos y programar dentro del entorno virtual.
[2 N. de T.:] MUSH (Multi-User Shared Hallucination) es un tipo de MUD enfocado en la interacción social y narrativa entre usuarios, lo que permite la creación colaborativa de historias y escenarios virtu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